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▎Руководство по оценке музыки</text:p>
      <text:p text:style-name="P1"/>
      <text:p text:style-name="P1">1. Мелодия и гармония: <text:s/></text:p>
      <text:p text:style-name="P1"><text:s text:c="3"/>- Насколько оригинальна мелодия? <text:s/></text:p>
      <text:p text:style-name="P1"><text:s text:c="3"/>- Интересны ли гармонические переходы? <text:s/></text:p>
      <text:p text:style-name="P1"><text:s text:c="3"/>- Запоминается ли трек?</text:p>
      <text:p text:style-name="P1"/>
      <text:p text:style-name="P1">2. Ритм и динамика: <text:s/></text:p>
      <text:p text:style-name="P1"><text:s text:c="3"/>- Ритм привлекает внимание? <text:s/></text:p>
      <text:p text:style-name="P1"><text:s text:c="3"/>- Музыка динамически развивается? <text:s/></text:p>
      <text:p text:style-name="P1"/>
      <text:p text:style-name="P1">3. Текст (если есть): <text:s/></text:p>
      <text:p text:style-name="P1"><text:s text:c="3"/>- Насколько глубоко и оригинально содержание? <text:s/></text:p>
      <text:p text:style-name="P1"><text:s text:c="3"/>- Лирика соответствует настроению музыки?</text:p>
      <text:p text:style-name="P1"/>
      <text:p text:style-name="P1">4. Исполнение: <text:s/></text:p>
      <text:p text:style-name="P1"><text:s text:c="3"/>- Правильно ли подобран тембр вокала или инструментов? <text:s/></text:p>
      <text:p text:style-name="P1"><text:s text:c="3"/>- Технически качественное исполнение? <text:s/></text:p>
      <text:p text:style-name="P1"/>
      <text:p text:style-name="P1">5. Продакшен и звук: <text:s/></text:p>
      <text:p text:style-name="P1"><text:s text:c="3"/>- Качество записи и микширования? <text:s/></text:p>
      <text:p text:style-name="P1"><text:s text:c="3"/>- Есть ли баланс между инструментами? <text:s/></text:p>
      <text:p text:style-name="P1"/>
      <text:p text:style-name="P1">6. Итоговая оценка: <text:s/></text:p>
      <text:p text:style-name="P1"><text:s text:c="3"/>Суммируйте все аспекты и дайте итоговую оценку по шкале от 1 до 1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2:29:10.406351586</meta:creation-date>
    <dc:date>2024-12-11T22:31:46.813359828</dc:date>
    <meta:editing-duration>PT2M37S</meta:editing-duration>
    <meta:editing-cycles>1</meta:editing-cycles>
    <meta:document-statistic meta:table-count="0" meta:image-count="0" meta:object-count="0" meta:page-count="1" meta:paragraph-count="19" meta:word-count="93" meta:character-count="677" meta:non-whitespace-character-count="537"/>
    <meta:generator>LibreOffice/24.8.3.2$Linux_X86_64 LibreOffice_project/e14c9fdd1f585efcbb2c5363087a99d20928d522</meta:generator>
  </office:meta>
</office:document-meta>
</file>